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f606b" officeooo:paragraph-rsid="00553f97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f606b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f606b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553f97"/>
    </style:style>
    <style:style style:name="P8" style:family="paragraph" style:parent-style-name="Standard">
      <style:text-properties style:font-name="BetecknaLowerCase1" officeooo:rsid="001290e9" officeooo:paragraph-rsid="004f606b"/>
    </style:style>
    <style:style style:name="P9" style:family="paragraph" style:parent-style-name="Text_20_body">
      <style:paragraph-properties fo:text-align="end" style:justify-single-word="false"/>
      <style:text-properties officeooo:paragraph-rsid="0047c260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58d035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officeooo:rsid="004f606b" style:font-size-complex="10pt"/>
    </style:style>
    <style:style style:name="T5" style:family="text">
      <style:text-properties fo:text-transform="lowercase" fo:font-size="48pt" officeooo:rsid="004f606b" style:font-size-asian="48pt" style:font-size-complex="48pt"/>
    </style:style>
    <style:style style:name="T6" style:family="text">
      <style:text-properties fo:text-transform="lowercase" officeooo:rsid="004f606b" style:font-size-complex="2pt"/>
    </style:style>
    <style:style style:name="T7" style:family="text">
      <style:text-properties fo:text-transform="lowercase" officeooo:rsid="004f606b" style:font-size-complex="6pt"/>
    </style:style>
    <style:style style:name="T8" style:family="text">
      <style:text-properties fo:text-transform="lowercase" fo:font-size="4pt" officeooo:rsid="0040b349" style:font-size-asian="4pt" style:font-size-complex="4pt"/>
    </style:style>
    <style:style style:name="T9" style:family="text">
      <style:text-properties fo:text-transform="lowercase" fo:font-size="8pt" officeooo:rsid="004f606b" style:font-size-asian="8pt" style:font-size-complex="8pt"/>
    </style:style>
    <style:style style:name="T10" style:family="text">
      <style:text-properties officeooo:rsid="004f606b"/>
    </style:style>
    <style:style style:name="T11" style:family="text">
      <style:text-properties officeooo:rsid="001a7abf"/>
    </style:style>
    <style:style style:name="T12" style:family="text">
      <style:text-properties officeooo:rsid="005376bf"/>
    </style:style>
    <style:style style:name="T13" style:family="text">
      <style:text-properties officeooo:rsid="0056e717"/>
    </style:style>
    <style:style style:name="T14" style:family="text">
      <style:text-properties officeooo:rsid="001f5956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20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514cm" svg:height="6.111cm" svg:x="2.113cm" svg:y="1.579cm">
        <draw:text-box>
          <text:p><text:span text:style-name="T15">z</text:span></text:p>
        </draw:text-box>
      </draw:frame>
      <draw:frame text:anchor-type="page" text:anchor-page-number="1" draw:z-index="1" draw:style-name="gr2" draw:text-style-name="P12" svg:width="0.237cm" svg:height="0.579cm" svg:x="3.801cm" svg:y="3.695cm">
        <draw:text-box>
          <text:p><text:span text:style-name="T16">1</text:span></text:p>
        </draw:text-box>
      </draw:frame>
      <draw:frame text:anchor-type="page" text:anchor-page-number="1" draw:z-index="2" draw:style-name="gr2" draw:text-style-name="P12" svg:width="0.237cm" svg:height="0.579cm" svg:x="2.972cm" svg:y="4.978cm">
        <draw:text-box>
          <text:p><text:span text:style-name="T16">2</text:span></text:p>
        </draw:text-box>
      </draw:frame>
      <draw:line text:anchor-type="page" text:anchor-page-number="1" draw:z-index="3" draw:style-name="gr3" draw:text-style-name="P13" svg:x1="3.68cm" svg:y1="4.953cm" svg:x2="2.923cm" svg:y2="6.08cm">
        <text:p/>
      </draw:line>
      <draw:line text:anchor-type="page" text:anchor-page-number="1" draw:z-index="4" draw:style-name="gr4" draw:text-style-name="P13" svg:x1="3.32cm" svg:y1="4.403cm" svg:x2="4.668cm" svg:y2="4.403cm">
        <text:p/>
      </draw:line>
      <draw:line text:anchor-type="page" text:anchor-page-number="1" draw:z-index="5" draw:style-name="gr4" draw:text-style-name="P13" svg:x1="3.101cm" svg:y1="6.172cm" svg:x2="4.517cm" svg:y2="6.17cm">
        <text:p/>
      </draw:line>
      <draw:frame text:anchor-type="page" text:anchor-page-number="1" draw:z-index="6" draw:style-name="gr2" draw:text-style-name="P12" svg:width="0.237cm" svg:height="0.579cm" svg:x="3.715cm" svg:y="6.255cm">
        <draw:text-box>
          <text:p><text:span text:style-name="T16">3</text:span></text:p>
        </draw:text-box>
      </draw:frame>
      <text:p text:style-name="P4">LATIN <text:span text:style-name="T3">SMALL</text:span> LETTER <text:span text:style-name="T10">Z</text:span></text:p>
      <text:p text:style-name="P5">Das <text:span text:style-name="T3">kleine</text:span> <text:span text:style-name="T13">Tsett</text:span></text:p>
      <text:p text:style-name="P1"/>
      <text:p text:style-name="P2"><text:span text:style-name="T12">zuhause </text:span><text:span text:style-name="T2">•</text:span><text:span text:style-name="T11"> zählen </text:span><text:span text:style-name="T2">•</text:span><text:span text:style-name="T11"> zurück </text:span><text:span text:style-name="T2">•</text:span><text:span text:style-name="T11"> zuerst </text:span><text:span text:style-name="T2">•</text:span><text:span text:style-name="T11"> zeigen </text:span><text:span text:style-name="T2">•</text:span><text:span text:style-name="T11"> zuhören </text:span><text:span text:style-name="T2">•</text:span><text:span text:style-name="T11"> zuständig</text:span></text:p>
      <text:p text:style-name="P9"><text:span text:style-name="Outline_5f_very_5f_large"><text:span text:style-name="T4">zzzzzzzz</text:span></text:span></text:p>
      <text:p text:style-name="P3"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text:span text:style-name="Outline_5f_large"><text:span text:style-name="T9"> </text:span></text:span><text:span text:style-name="Outline_5f_large"><text:span text:style-name="T5">z</text:span></text:span></text:p>
      <text:p text:style-name="P8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7"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text:span text:style-name="Outline"><text:span text:style-name="T8"> </text:span></text:span><text:span text:style-name="Outline"><text:span text:style-name="T6">z</text:span></text:span></text:p>
      <text:p text:style-name="P6"><draw:line text:anchor-type="paragraph" draw:z-index="7" draw:style-name="gr5" draw:text-style-name="P14" svg:x1="0cm" svg:y1="0.319cm" svg:x2="17cm" svg:y2="0.319cm"><text:p/></draw:line><draw:line text:anchor-type="paragraph" draw:z-index="8" draw:style-name="gr5" draw:text-style-name="P14" svg:x1="0cm" svg:y1="0.72cm" svg:x2="17cm" svg:y2="0.72cm"><text:p/></draw:line><draw:line text:anchor-type="paragraph" draw:z-index="9" draw:style-name="gr5" draw:text-style-name="P14" svg:x1="0cm" svg:y1="0.921cm" svg:x2="17cm" svg:y2="0.921cm"><text:p/></draw:line><draw:line text:anchor-type="paragraph" draw:z-index="10" draw:style-name="gr5" draw:text-style-name="P14" svg:x1="0cm" svg:y1="0.52cm" svg:x2="17cm" svg:y2="0.52cm"><text:p/></draw:line><text:span text:style-name="Outline"><text:span text:style-name="T7">z</text:span></text:span></text:p>
      <text:p text:style-name="P6"><draw:line text:anchor-type="paragraph" draw:z-index="11" draw:style-name="gr5" draw:text-style-name="P14" svg:x1="0cm" svg:y1="0.319cm" svg:x2="17cm" svg:y2="0.319cm"><text:p/></draw:line><draw:line text:anchor-type="paragraph" draw:z-index="12" draw:style-name="gr5" draw:text-style-name="P14" svg:x1="0cm" svg:y1="0.921cm" svg:x2="17cm" svg:y2="0.921cm"><text:p/></draw:line><text:span text:style-name="Outline"><text:span text:style-name="T7">z</text:span></text:span></text:p>
      <text:p text:style-name="P10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6:34.467533360</dc:date>
    <dc:creator>Stephan Kreutzer</dc:creator>
    <meta:editing-duration>PT3H21M55S</meta:editing-duration>
    <meta:editing-cycles>7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67" meta:character-count="1318" meta:non-whitespace-character-count="772"/>
  </office:meta>
</office:document-meta>
</file>